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ebdings" svg:font-family="Webdings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1" svg:font-family="Symbola"/>
    <style:font-face style:name="utkal1" svg:font-family="utkal"/>
    <style:font-face style:name="Times New Roman1" svg:font-family="'Times New Roman'" style:font-family-generic="roman"/>
    <style:font-face style:name="Tlwg Typo" svg:font-family="'Tlwg Typo'" style:font-pitch="fixed"/>
    <style:font-face style:name="TlwgMono" svg:font-family="TlwgMono" style:font-pitch="fixed"/>
    <style:font-face style:name="Ubuntu Mono" svg:font-family="'Ubuntu Mono'" style:font-pitch="fixed"/>
    <style:font-face style:name="Calibri" svg:font-family="Calibri" style:font-pitch="variable"/>
    <style:font-face style:name="Courier New" svg:font-family="'Courier New'" style:font-pitch="variable"/>
    <style:font-face style:name="STIXSizeFourSym" svg:font-family="STIXSizeFourSym" style:font-pitch="variable"/>
    <style:font-face style:name="STIXSizeOneSym" svg:font-family="STIXSizeOneSym" style:font-pitch="variable"/>
    <style:font-face style:name="STIXSizeThreeSym" svg:font-family="STIXSizeThreeSym" style:font-pitch="variable"/>
    <style:font-face style:name="STIXSizeTwoSym" svg:font-family="STIXSizeTwoSym" style:font-pitch="variable"/>
    <style:font-face style:name="STIXVariants" svg:font-family="STIXVariants" style:font-pitch="variable"/>
    <style:font-face style:name="Suruma" svg:font-family="Suruma" style:font-pitch="variable"/>
    <style:font-face style:name="Symbola" svg:font-family="Symbola" style:font-pitch="variable"/>
    <style:font-face style:name="Tibetan Machine Uni" svg:font-family="'Tibetan Machine Uni'" style:font-pitch="variable"/>
    <style:font-face style:name="Tlwg Typist" svg:font-family="'Tlwg Typist'" style:font-pitch="variable"/>
    <style:font-face style:name="URW Bookman" svg:font-family="'URW Bookman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mpush" svg:font-family="Umpush" style:font-pitch="variable"/>
    <style:font-face style:name="Uroob" svg:font-family="Uroob" style:font-pitch="variable"/>
    <style:font-face style:name="Vemana2000" svg:font-family="Vemana2000" style:font-pitch="variable"/>
    <style:font-face style:name="Waree" svg:font-family="Waree" style:font-pitch="variable"/>
    <style:font-face style:name="Yrsa" svg:font-family="Yrsa" style:font-pitch="variable"/>
    <style:font-face style:name="Z003" svg:font-family="Z003" style:font-pitch="variable"/>
    <style:font-face style:name="utkal" svg:font-family="utkal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rebuchet MS" svg:font-family="'Trebuchet MS'" style:font-family-generic="swiss" style:font-pitch="variable"/>
    <style:font-face style:name="URW Gothic" svg:font-family="'URW Gothic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564b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e4de4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3e4de4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034bb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5096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a2c2f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760d6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6ff2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225a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c52a4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5096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a2c2f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15096" style:font-size-asian="12pt" style:font-size-complex="12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15096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a2c2f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15096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a2c2f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a2c2f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a2c2f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a2c2f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a2c2f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15096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15096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a2c2f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15096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a2c2f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15096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a2c2f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15096" style:font-name-asian="Times New Roman1" style:font-size-asian="12pt" style:font-name-complex="Times New Roman1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15096" style:font-size-asian="12pt" style:font-size-complex="12pt"/>
    </style:style>
    <style:style style:name="P4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415096" style:font-size-asian="12pt" style:font-size-complex="12pt" style:language-complex="ar" style:country-complex="SA" loext:padding="0in" loext:border="none"/>
    </style:style>
    <style:style style:name="P4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a2c2f" style:font-size-asian="12pt" style:font-size-complex="12pt" style:language-complex="ar" style:country-complex="SA"/>
    </style:style>
    <style:style style:name="P45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15096" style:font-size-asian="12pt" style:font-size-complex="12pt" style:language-complex="ar" style:country-complex="SA"/>
    </style:style>
    <style:style style:name="P46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1d1f55" officeooo:paragraph-rsid="004a2c2f" style:font-name-asian="Symbol1" style:font-size-asian="12pt" style:font-name-complex="Times New Roman" style:font-size-complex="12pt" style:language-complex="ar" style:country-complex="SA"/>
    </style:style>
    <style:style style:name="P47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4950b4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950b4" style:font-name-asian="Symbol1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3c51a" style:font-size-asian="12pt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3c51a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3c51a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1f6207" style:font-name-complex="Times New Roman"/>
    </style:style>
    <style:style style:name="T5" style:family="text">
      <style:text-properties style:text-position="sub 58%" officeooo:rsid="003b6ff2" style:font-name-complex="Times New Roman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-complex="Times New Roman"/>
    </style:style>
    <style:style style:name="T8" style:family="text">
      <style:text-properties style:text-position="super 58%" officeooo:rsid="00152284" style:font-name-asian="Symbol1"/>
    </style:style>
    <style:style style:name="T9" style:family="text">
      <style:text-properties style:text-position="super 58%" officeooo:rsid="00152ee4" style:font-name-asian="Symbol1"/>
    </style:style>
    <style:style style:name="T10" style:family="text">
      <style:text-properties style:text-position="0% 100%" officeooo:rsid="0015a3a6" style:font-name-asian="Symbol1" style:font-name-complex="Times New Roman"/>
    </style:style>
    <style:style style:name="T11" style:family="text">
      <style:text-properties style:text-position="0% 100%" officeooo:rsid="0016bcc7" style:font-name-asian="Symbol1" style:font-name-complex="Times New Roman"/>
    </style:style>
    <style:style style:name="T12" style:family="text">
      <style:text-properties style:text-position="0% 100%" officeooo:rsid="0019ccc0" style:font-name-asian="Symbol1" style:font-name-complex="Times New Roman"/>
    </style:style>
    <style:style style:name="T13" style:family="text">
      <style:text-properties style:text-position="0% 100%" officeooo:rsid="003af8b7" style:font-name-asian="Symbol1" style:font-name-complex="Times New Roman"/>
    </style:style>
    <style:style style:name="T14" style:family="text">
      <style:text-properties style:text-position="0% 100%" officeooo:rsid="004a2c2f" style:font-name-asian="Symbol1" style:font-name-complex="Times New Roman"/>
    </style:style>
    <style:style style:name="T15" style:family="text">
      <style:text-properties style:text-position="0% 100%" officeooo:rsid="00152284" style:font-name-asian="Symbol1"/>
    </style:style>
    <style:style style:name="T16" style:family="text">
      <style:text-properties style:text-position="0% 100%" officeooo:rsid="00152ee4" style:font-name-asian="Symbol1"/>
    </style:style>
    <style:style style:name="T17" style:family="text">
      <style:text-properties style:text-position="0% 100%" officeooo:rsid="0015a3a6" style:font-name-asian="Symbol1"/>
    </style:style>
    <style:style style:name="T18" style:family="text">
      <style:text-properties style:text-position="0% 100%" officeooo:rsid="0006f533" style:font-name-asian="Times New Roman1" style:font-name-complex="Times New Roman1"/>
    </style:style>
    <style:style style:name="T19" style:family="text">
      <style:text-properties style:text-position="0% 100%" officeooo:rsid="001e28a3" style:font-name-complex="Times New Roman"/>
    </style:style>
    <style:style style:name="T20" style:family="text">
      <style:text-properties style:text-position="0% 100%" officeooo:rsid="001f6207" style:font-name-complex="Times New Roman"/>
    </style:style>
    <style:style style:name="T21" style:family="text">
      <style:text-properties style:text-position="0% 100%" officeooo:rsid="00152284" style:font-name-asian="Symbol" style:font-name-complex="Symbol"/>
    </style:style>
    <style:style style:name="T22" style:family="text">
      <style:text-properties style:font-name-asian="Symbol" style:font-name-complex="Symbol"/>
    </style:style>
    <style:style style:name="T23" style:family="text">
      <style:text-properties officeooo:rsid="0003347c" style:font-name-asian="Symbol" style:font-name-complex="Symbol"/>
    </style:style>
    <style:style style:name="T24" style:family="text">
      <style:text-properties officeooo:rsid="00067e84" style:font-name-asian="Symbol" style:font-name-complex="Symbol"/>
    </style:style>
    <style:style style:name="T25" style:family="text">
      <style:text-properties officeooo:rsid="002f74a9" style:font-name-asian="Symbol" style:font-name-complex="Symbol"/>
    </style:style>
    <style:style style:name="T26" style:family="text">
      <style:text-properties style:font-name-asian="Symbol1"/>
    </style:style>
    <style:style style:name="T27" style:family="text">
      <style:text-properties style:font-name-asian="Symbol1" style:font-name-complex="Times New Roman"/>
    </style:style>
    <style:style style:name="T28" style:family="text">
      <style:text-properties officeooo:rsid="00133909" style:font-name-asian="Symbol1" style:font-name-complex="Times New Roman"/>
    </style:style>
    <style:style style:name="T29" style:family="text">
      <style:text-properties style:font-name-asian="Symbol1" style:font-name-complex="Symbol1"/>
    </style:style>
    <style:style style:name="T30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4b5e4b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="Times New Roman" fo:language="uk" fo:country="UA" officeooo:rsid="004a2c2f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style:font-name-asian="Symbol1"/>
    </style:style>
    <style:style style:name="T35" style:family="text">
      <style:text-properties style:use-window-font-color="true" style:text-position="0% 100%" officeooo:rsid="0019ccc0" style:font-name-asian="Symbol1" style:font-name-complex="Times New Roman"/>
    </style:style>
    <style:style style:name="T36" style:family="text">
      <style:text-properties style:use-window-font-color="true" style:text-position="0% 100%" officeooo:rsid="001bb99b" style:font-name-asian="Symbol1" style:font-name-complex="Times New Roman"/>
    </style:style>
    <style:style style:name="T37" style:family="text">
      <style:text-properties style:use-window-font-color="true" style:text-position="0% 100%" officeooo:rsid="001d1f55" style:font-name-asian="Symbol1" style:font-name-complex="Times New Roman"/>
    </style:style>
    <style:style style:name="T38" style:family="text">
      <style:text-properties style:use-window-font-color="true" style:text-position="0% 100%" officeooo:rsid="00209f49" style:font-name-asian="Symbol1" style:font-name-complex="Times New Roman"/>
    </style:style>
    <style:style style:name="T39" style:family="text">
      <style:text-properties style:use-window-font-color="true" style:text-position="0% 100%" officeooo:rsid="00213a04" style:font-name-asian="Symbol1" style:font-name-complex="Times New Roman"/>
    </style:style>
    <style:style style:name="T40" style:family="text">
      <style:text-properties style:use-window-font-color="true" style:text-position="0% 100%" officeooo:rsid="0021d54f" style:font-name-asian="Symbol1" style:font-name-complex="Times New Roman"/>
    </style:style>
    <style:style style:name="T41" style:family="text">
      <style:text-properties style:use-window-font-color="true" style:text-position="0% 100%" officeooo:rsid="004a2c2f" style:font-name-asian="Symbol1" style:font-name-complex="Times New Roman"/>
    </style:style>
    <style:style style:name="T42" style:family="text">
      <style:text-properties style:use-window-font-color="true" style:text-position="0% 100%" officeooo:rsid="001bb99b" style:font-name-asian="Symbol1"/>
    </style:style>
    <style:style style:name="T43" style:family="text">
      <style:text-properties style:use-window-font-color="true" style:text-position="0% 100%" officeooo:rsid="00152ee4" style:font-name-asian="Symbol1"/>
    </style:style>
    <style:style style:name="T44" style:family="text">
      <style:text-properties style:use-window-font-color="true" style:text-position="0% 100%" officeooo:rsid="0015a3a6" style:font-name-asian="Symbol1"/>
    </style:style>
    <style:style style:name="T45" style:family="text">
      <style:text-properties style:use-window-font-color="true" style:text-position="0% 100%" officeooo:rsid="001bb99b" style:font-name-asian="Symbol" style:font-name-complex="Symbol"/>
    </style:style>
    <style:style style:name="T46" style:family="text">
      <style:text-properties style:use-window-font-color="true" style:text-position="0% 100%" officeooo:rsid="00209f49" style:font-name-asian="Symbol" style:font-name-complex="Symbol"/>
    </style:style>
    <style:style style:name="T47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48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49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0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1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2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3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4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55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4a2c2f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2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63" style:family="text">
      <style:text-properties style:use-window-font-color="true" style:text-position="0% 100%" style:font-name-asian="Times New Roman1" style:font-name-complex="Times New Roman1"/>
    </style:style>
    <style:style style:name="T64" style:family="text">
      <style:text-properties style:use-window-font-color="true" style:text-position="0% 100%" officeooo:rsid="00226033" style:font-name-asian="Times New Roman1" style:font-name-complex="Times New Roman1"/>
    </style:style>
    <style:style style:name="T65" style:family="text">
      <style:text-properties style:use-window-font-color="true" style:text-position="0% 100%" officeooo:rsid="0023fb3a" style:font-name-asian="Times New Roman1" style:font-name-complex="Times New Roman1"/>
    </style:style>
    <style:style style:name="T66" style:family="text">
      <style:text-properties style:use-window-font-color="true" style:text-position="0% 100%" officeooo:rsid="00259524" style:font-name-asian="Times New Roman1" style:font-name-complex="Times New Roman1"/>
    </style:style>
    <style:style style:name="T67" style:family="text">
      <style:text-properties style:use-window-font-color="true" style:text-position="sub 58%" officeooo:rsid="001bb99b" style:font-name-asian="Symbol1" style:font-name-complex="Times New Roman"/>
    </style:style>
    <style:style style:name="T68" style:family="text">
      <style:text-properties style:use-window-font-color="true" style:text-position="sub 58%" officeooo:rsid="001bb99b" style:font-name-asian="Symbol1"/>
    </style:style>
    <style:style style:name="T69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0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1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72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73" style:family="text">
      <style:text-properties style:use-window-font-color="true" style:text-position="super 58%" fo:language="uk" fo:country="UA" style:font-name-asian="Times New Roman1" style:font-name-complex="Times New Roman1" style:language-complex="ar" style:country-complex="SA"/>
    </style:style>
    <style:style style:name="T74" style:family="text">
      <style:text-properties style:use-window-font-color="true" officeooo:rsid="001f6207" style:font-name-asian="Calibri" style:font-name-complex="Times New Roman"/>
    </style:style>
    <style:style style:name="T75" style:family="text">
      <style:text-properties style:use-window-font-color="true" officeooo:rsid="00113f11" style:font-name-asian="Calibri" style:font-name-complex="Times New Roman"/>
    </style:style>
    <style:style style:name="T76" style:family="text">
      <style:text-properties style:use-window-font-color="true" officeooo:rsid="004a2c2f" style:font-name-asian="Calibri" style:font-name-complex="Times New Roman"/>
    </style:style>
    <style:style style:name="T77" style:family="text">
      <style:text-properties style:use-window-font-color="true" style:font-name="Times New Roman" fo:language="uk" fo:country="UA" officeooo:rsid="003af8b7" style:font-name-asian="Calibri" style:font-name-complex="Times New Roman" style:language-complex="ar" style:country-complex="SA"/>
    </style:style>
    <style:style style:name="T78" style:family="text">
      <style:text-properties fo:font-variant="normal" fo:text-transform="none" fo:letter-spacing="normal" fo:font-style="normal" fo:font-weight="normal" loext:padding="0in" loext:border="none"/>
    </style:style>
    <style:style style:name="T79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0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81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82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83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84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85" style:family="text">
      <style:text-properties fo:font-variant="normal" fo:text-transform="none" fo:letter-spacing="normal" fo:font-style="normal" fo:font-weight="normal" officeooo:rsid="004a2c2f" style:font-name-complex="Times New Roman" loext:padding="0in" loext:border="none"/>
    </style:style>
    <style:style style:name="T86" style:family="text">
      <style:text-properties fo:font-variant="normal" fo:text-transform="none" fo:letter-spacing="normal" fo:font-style="normal" fo:font-weight="normal" officeooo:rsid="004a2c2f" loext:padding="0in" loext:border="none"/>
    </style:style>
    <style:style style:name="T87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88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89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0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91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2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93" style:family="text">
      <style:text-properties fo:font-variant="normal" fo:text-transform="none" style:text-position="0% 100%" fo:letter-spacing="normal" fo:font-style="normal" fo:font-weight="normal" officeooo:rsid="004a2c2f" style:font-name-asian="Symbol1" style:font-name-complex="Times New Roman" loext:padding="0in" loext:border="none"/>
    </style:style>
    <style:style style:name="T94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95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96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97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98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99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0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1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2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03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04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font-style="normal" fo:font-weight="normal" officeooo:rsid="004a2c2f" style:font-name-asian="Symbol1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09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3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14" style:family="text">
      <style:text-properties style:font-name-complex="Times New Roman"/>
    </style:style>
    <style:style style:name="T115" style:family="text">
      <style:text-properties officeooo:rsid="00067e84" style:font-name-complex="Times New Roman"/>
    </style:style>
    <style:style style:name="T116" style:family="text">
      <style:text-properties officeooo:rsid="001e28a3" style:font-name-complex="Times New Roman"/>
    </style:style>
    <style:style style:name="T117" style:family="text">
      <style:text-properties officeooo:rsid="001f6207" style:font-name-complex="Times New Roman"/>
    </style:style>
    <style:style style:name="T118" style:family="text">
      <style:text-properties officeooo:rsid="003461af" style:font-name-complex="Times New Roman"/>
    </style:style>
    <style:style style:name="T119" style:family="text">
      <style:text-properties officeooo:rsid="0035bd8e" style:font-name-complex="Times New Roman"/>
    </style:style>
    <style:style style:name="T120" style:family="text">
      <style:text-properties officeooo:rsid="00113f11" style:font-name-complex="Times New Roman"/>
    </style:style>
    <style:style style:name="T121" style:family="text">
      <style:text-properties officeooo:rsid="0003347c" style:font-name-asian="Symbola1" style:font-name-complex="Symbola1"/>
    </style:style>
    <style:style style:name="T122" style:family="text">
      <style:text-properties officeooo:rsid="0004d113" style:font-name-asian="Symbola1" style:font-name-complex="Symbola1"/>
    </style:style>
    <style:style style:name="T123" style:family="text">
      <style:text-properties officeooo:rsid="00067e84" style:font-name-asian="Symbola1" style:font-name-complex="Symbola1"/>
    </style:style>
    <style:style style:name="T124" style:family="text">
      <style:text-properties officeooo:rsid="0006f533" style:font-name-asian="Symbola1" style:font-name-complex="Symbola1"/>
    </style:style>
    <style:style style:name="T125" style:family="text">
      <style:text-properties officeooo:rsid="0003347c" style:font-name-asian="utkal1" style:font-name-complex="utkal1"/>
    </style:style>
    <style:style style:name="T126" style:family="text">
      <style:text-properties officeooo:rsid="0006f533" style:font-name-asian="Times New Roman1" style:font-name-complex="Times New Roman1"/>
    </style:style>
    <style:style style:name="T127" style:family="text">
      <style:text-properties style:text-line-through-style="none" style:text-line-through-type="none" style:font-name-complex="Times New Roman"/>
    </style:style>
    <style:style style:name="T128" style:family="text">
      <style:text-properties style:text-line-through-style="none" style:text-line-through-type="none" style:font-name-asian="Symbol" style:font-name-complex="Symbol"/>
    </style:style>
    <style:style style:name="T129" style:family="text">
      <style:text-properties style:text-line-through-style="none" style:text-line-through-type="none" officeooo:rsid="00020fd0" style:font-name-asian="Symbola1" style:font-name-complex="Symbola1"/>
    </style:style>
    <style:style style:name="T130" style:family="text">
      <style:text-properties officeooo:rsid="003c564b"/>
    </style:style>
    <style:style style:name="T131" style:family="text">
      <style:text-properties style:font-name="Times New Roman" fo:language="uk" fo:country="UA" style:font-name-complex="Times New Roman" style:language-complex="ar" style:country-complex="SA"/>
    </style:style>
    <style:style style:name="T132" style:family="text">
      <style:text-properties officeooo:rsid="004a2c2f"/>
    </style:style>
    <style:style style:name="T133" style:family="text">
      <style:text-properties officeooo:rsid="004bb407"/>
    </style:style>
    <style:style style:name="T134" style:family="text">
      <style:text-properties style:font-name="Tibetan Machine Uni"/>
    </style:style>
    <style:style style:name="T135" style:family="text">
      <style:text-properties style:font-name="TakaoPGothic"/>
    </style:style>
    <style:style style:name="T136" style:family="text">
      <style:text-properties style:font-name="Symbola"/>
    </style:style>
    <style:style style:name="T137" style:family="text">
      <style:text-properties style:font-name="Suruma"/>
    </style:style>
    <style:style style:name="T138" style:family="text">
      <style:text-properties style:font-name="STIXVariants"/>
    </style:style>
    <style:style style:name="T139" style:family="text">
      <style:text-properties style:font-name="STIXSizeTwoSym"/>
    </style:style>
    <style:style style:name="T140" style:family="text">
      <style:text-properties style:font-name="STIXSizeThreeSym"/>
    </style:style>
    <style:style style:name="T141" style:family="text">
      <style:text-properties style:font-name="STIXSizeOneSym"/>
    </style:style>
    <style:style style:name="T142" style:family="text">
      <style:text-properties style:font-name="STIXSizeFourSym"/>
    </style:style>
    <style:style style:name="T143" style:family="text">
      <style:text-properties style:font-name="Times New Roman"/>
    </style:style>
    <style:style style:name="T144" style:family="text">
      <style:text-properties style:font-name="Tlwg Typist"/>
    </style:style>
    <style:style style:name="T145" style:family="text">
      <style:text-properties style:font-name="Tlwg Typo"/>
    </style:style>
    <style:style style:name="T146" style:family="text">
      <style:text-properties style:font-name="TlwgMono"/>
    </style:style>
    <style:style style:name="T147" style:family="text">
      <style:text-properties style:font-name="TlwgTypewriter"/>
    </style:style>
    <style:style style:name="T148" style:family="text">
      <style:text-properties style:font-name="Trebuchet MS"/>
    </style:style>
    <style:style style:name="T149" style:family="text">
      <style:text-properties style:font-name="Ubuntu"/>
    </style:style>
    <style:style style:name="T150" style:family="text">
      <style:text-properties style:font-name="Ubuntu Condensed"/>
    </style:style>
    <style:style style:name="T151" style:family="text">
      <style:text-properties style:font-name="Ubuntu Mono"/>
    </style:style>
    <style:style style:name="T152" style:family="text">
      <style:text-properties style:font-name="Umpush"/>
    </style:style>
    <style:style style:name="T153" style:family="text">
      <style:text-properties style:font-name="Uroob"/>
    </style:style>
    <style:style style:name="T154" style:family="text">
      <style:text-properties style:font-name="URW Bookman"/>
    </style:style>
    <style:style style:name="T155" style:family="text">
      <style:text-properties style:font-name="URW Gothic"/>
    </style:style>
    <style:style style:name="T156" style:family="text">
      <style:text-properties style:font-name="utkal"/>
    </style:style>
    <style:style style:name="T157" style:family="text">
      <style:text-properties style:font-name="Vemana2000"/>
    </style:style>
    <style:style style:name="T158" style:family="text">
      <style:text-properties style:font-name="Verdana"/>
    </style:style>
    <style:style style:name="T159" style:family="text">
      <style:text-properties style:font-name="Waree"/>
    </style:style>
    <style:style style:name="T160" style:family="text">
      <style:text-properties style:font-name="Webdings"/>
    </style:style>
    <style:style style:name="T161" style:family="text">
      <style:text-properties style:font-name="Yrsa"/>
    </style:style>
    <style:style style:name="T162" style:family="text">
      <style:text-properties style:font-name="Z003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Варіант №<text:span text:style-name="T133">18</text:span></text:p>
      <text:p text:style-name="P2"/>
      <text:p text:style-name="P2">1) Які з наведених співвідношень є правильними?</text:p>
      <text:list xml:id="list1956822779" text:style-name="L1">
        <text:list-item>
          <text:p text:style-name="P50"><text:span text:style-name="T127">{2}</text:span><text:span text:style-name="T129">⊆</text:span><text:span text:style-name="T127">{1, {2}};</text:span><text:span text:style-name="T114"> <text:s/></text:span></text:p>
        </text:list-item>
        <text:list-item>
          <text:p text:style-name="P52">1<text:span text:style-name="T125">∈</text:span>{1, {2}};</text:p>
        </text:list-item>
        <text:list-item>
          <text:p text:style-name="P52">{<text:span text:style-name="T22">⊘</text:span>}<text:span text:style-name="T22">⊆</text:span>{<text:span text:style-name="T22">⊘</text:span>, 1, {2}};</text:p>
        </text:list-item>
        <text:list-item>
          <text:p text:style-name="P52">|⊘| = 0;</text:p>
        </text:list-item>
        <text:list-item>
          <text:p text:style-name="P52">{{2}}<text:span text:style-name="T22">∈</text:span>{1, {2}}; <text:s/></text:p>
        </text:list-item>
        <text:list-item>
          <text:p text:style-name="P52">{1}<text:span text:style-name="T22">⊆</text:span>{1, {2}}; <text:s/></text:p>
        </text:list-item>
        <text:list-item>
          <text:p text:style-name="P52">{1, ⊘} = {1};</text:p>
        </text:list-item>
        <text:list-item>
          <text:p text:style-name="P51">{<text:span text:style-name="T22">⊘</text:span>}<text:span text:style-name="T22">∈</text:span>{1, {2}};</text:p>
        </text:list-item>
        <text:list-item>
          <text:p text:style-name="P51">{1, 2, 3} = {1, 3, 2}; <text:s/></text:p>
        </text:list-item>
        <text:list-item>
          <text:p text:style-name="P50"><text:span text:style-name="T128">⊘∈</text:span><text:span text:style-name="T127">{1, {2}}; <text:s/></text:span></text:p>
        </text:list-item>
        <text:list-item>
          <text:p text:style-name="P52">{1, 2, 3} = {{1, 2}, {2, 3}};</text:p>
        </text:list-item>
        <text:list-item>
          <text:p text:style-name="P50"><text:span text:style-name="T121">⊘</text:span><text:span text:style-name="T22">⊆</text:span><text:span text:style-name="T114">{1, {2}};</text:span></text:p>
          <text:p text:style-name="P51"/>
        </text:list-item>
      </text:list>
      <text:p text:style-name="P14"><text:span text:style-name="T114">2) Для заданої множини A = {</text:span><text:span text:style-name="T22">⊘</text:span><text:span text:style-name="T114">, {</text:span><text:span text:style-name="T118">i</text:span><text:span text:style-name="T114">, </text:span><text:span text:style-name="T118">j</text:span><text:span text:style-name="T114">}} побудувати булеан </text:span><text:span text:style-name="T23">β</text:span><text:span text:style-name="T114">(A) множини A.</text:span></text:p>
      <text:p text:style-name="P3"/>
      <text:p text:style-name="P15"><text:span text:style-name="T114">3) Нехай A={</text:span><text:span text:style-name="T119">2</text:span><text:span text:style-name="T114">, </text:span><text:span text:style-name="T119">4</text:span><text:span text:style-name="T114">, 5, 6}, B={</text:span><text:span text:style-name="T119">4</text:span><text:span text:style-name="T114">, 6, 7}. Знайти A</text:span><text:span text:style-name="T122">⋂</text:span><text:span text:style-name="T114">B, A</text:span><text:span text:style-name="T122">⋃</text:span><text:span text:style-name="T114">B, В\А, A\B, A</text:span><text:span text:style-name="T122">∇</text:span><text:span text:style-name="T114">B, де </text:span><text:span text:style-name="T22">∇</text:span><text:span text:style-name="T114"> - симетрична різниця.</text:span></text:p>
      <text:p text:style-name="P1"/>
      <text:p text:style-name="P14"><text:span text:style-name="T114">4) Довести, що </text:span><text:span text:style-name="T22">β</text:span><text:span text:style-name="T114">(A</text:span><text:span text:style-name="T22">⋂</text:span><text:span text:style-name="T114">C) = </text:span><text:span text:style-name="T22">β</text:span><text:span text:style-name="T114">(A) </text:span><text:span text:style-name="T22">⋂</text:span><text:span text:style-name="T114"> </text:span><text:span text:style-name="T22">β</text:span><text:span text:style-name="T114">(C), де </text:span><text:span text:style-name="T22">β</text:span><text:span text:style-name="T114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6"><text:span text:style-name="T114">(а) A </text:span><text:span text:style-name="T22">⋃ </text:span><text:span text:style-name="T114">(А </text:span><text:span text:style-name="T22">⋂ </text:span><text:span text:style-name="T114">В) = А; <text:s/></text:span></text:p>
      <text:p text:style-name="P16"><text:span text:style-name="T115">(б) <text:s/>(A </text:span><text:span text:style-name="T24">⋂</text:span><text:span text:style-name="T115"> B) ⋃ (А </text:span><text:span text:style-name="T24">⋂</text:span><text:span text:style-name="T123"> </text:span><text:span text:style-name="T115">В </text:span><text:span text:style-name="T24">⋂ </text:span><text:span text:style-name="T25">C</text:span><text:span text:style-name="T115">) ⋃ (A </text:span><text:span text:style-name="T24">⋂</text:span><text:span text:style-name="T115"> B </text:span><text:span text:style-name="T24">⋂ </text:span><text:span text:style-name="T25">D</text:span><text:span text:style-name="T115">) = A </text:span><text:span text:style-name="T24">⋂</text:span><text:span text:style-name="T115"> B.</text:span></text:p>
      <text:p text:style-name="P1"/>
      <text:p text:style-name="P14"><text:span text:style-name="T114">6) Довести, що не можна виразити операцію ⋃ через операції \ та </text:span><text:span text:style-name="T22">⋂</text:span><text:span text:style-name="T114">.</text:span></text:p>
      <text:p text:style-name="P1"/>
      <text:p text:style-name="P4">7) Нехай на множині М = {1, 2, 3, 4} задані відношення:</text:p>
      <text:p text:style-name="P17"><text:span text:style-name="T114">R</text:span><text:span text:style-name="T3">1 </text:span><text:span text:style-name="T114">= {(1, 2), (1, 3), (2, 3), (2, 4), (4, 1), (4, 3)};</text:span></text:p>
      <text:p text:style-name="P17"><text:span text:style-name="T114">R</text:span><text:span text:style-name="T3">2</text:span><text:span text:style-name="T114">={(1,1), (2,2), (3,3), (4,4), (2,3), (2,4), (3,1), (4,1)}; </text:span></text:p>
      <text:p text:style-name="P17"><text:span text:style-name="T114">R</text:span><text:span text:style-name="T3">3</text:span><text:span text:style-name="T114"> = {(1,2), (1,3), (1,4), (2,1), (3,1), (3, 3), (4, 1)}; </text:span></text:p>
      <text:p text:style-name="P18"><text:span text:style-name="T114">R</text:span><text:span text:style-name="T5">4</text:span><text:span text:style-name="T114"> = {(1, 1), (1, 2), (1, 4), (2, 2), (2, 4), (3, 3), (3, 4), (4, 2), (4, 3), (4, 4)};</text:span></text:p>
      <text:p text:style-name="P18"><text:span text:style-name="T114">R</text:span><text:span text:style-name="T5">5</text:span><text:span text:style-name="T114"> = {(1, 1), (2, 2), (3, 3), (4, 4), (1, 3), (2, 4), (3, 1), (4, 2)}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4"><text:span text:style-name="T114">8) Довести, що (A\B)</text:span><text:span text:style-name="T124">⨯</text:span><text:span text:style-name="T114">С=(A</text:span><text:span text:style-name="T22">⨯</text:span><text:span text:style-name="T114">С)\(B</text:span><text:span text:style-name="T22">⨯</text:span><text:span text:style-name="T114">С).</text:span></text:p>
      <text:p text:style-name="P6"/>
      <text:p text:style-name="P19"><text:span text:style-name="T114">9) Для відношень R</text:span><text:span text:style-name="T3">1</text:span><text:span text:style-name="T114"> і R</text:span><text:span text:style-name="T3">2</text:span><text:span text:style-name="T114"> таких, що R</text:span><text:span text:style-name="T3">1</text:span><text:span text:style-name="T22">⊆</text:span><text:span text:style-name="T114">R</text:span><text:span text:style-name="T3">2</text:span><text:span text:style-name="T114"> довести, що R</text:span><text:span text:style-name="T3">1</text:span><text:span text:style-name="T18">○</text:span><text:span text:style-name="T114">Q </text:span><text:span text:style-name="T22">⊆</text:span><text:span text:style-name="T114"> R</text:span><text:span text:style-name="T3">2</text:span><text:span text:style-name="T22">○</text:span><text:span text:style-name="T114">Q, де Q – довільне відношення.</text:span></text:p>
      <text:p text:style-name="P1"/>
      <text:p text:style-name="P14"><text:span text:style-name="T114">10) Довести, що композиція R</text:span><text:span text:style-name="T3">1</text:span><text:span text:style-name="T22">○</text:span><text:span text:style-name="T114">R</text:span><text:span text:style-name="T3">2</text:span><text:span text:style-name="T114"> симетричних відношень R</text:span><text:span text:style-name="T3">1</text:span><text:span text:style-name="T114"> і R</text:span><text:span text:style-name="T3">2</text:span><text:span text:style-name="T114"> буде симетричним відношенням тоді і тільки тоді, коли R</text:span><text:span text:style-name="T3">1</text:span><text:span text:style-name="T22">○</text:span><text:span text:style-name="T114">R</text:span><text:span text:style-name="T3">2</text:span><text:span text:style-name="T114"> = R</text:span><text:span text:style-name="T3">2</text:span><text:span text:style-name="T22">○</text:span><text:span text:style-name="T114">R</text:span><text:span text:style-name="T3">1</text:span><text:span text:style-name="T114">.</text:span></text:p>
      <text:p text:style-name="P1"/>
      <text:p text:style-name="P20"><text:span text:style-name="T114">11) В</text:span><text:span text:style-name="T116">ід</text:span><text:span text:style-name="T114">ношення R</text:span><text:span text:style-name="T7">+</text:span><text:span text:style-name="T114"> назива</text:span><text:span text:style-name="T116">є</text:span><text:span text:style-name="T114">ться транзитивн</text:span><text:span text:style-name="T116">и</text:span><text:span text:style-name="T114">м зам</text:span><text:span text:style-name="T116">и</text:span><text:span text:style-name="T114">кан</text:span><text:span text:style-name="T116">н</text:span><text:span text:style-name="T114">ям в</text:span><text:span text:style-name="T116">ід</text:span><text:span text:style-name="T114">ношення </text:span><text:span text:style-name="T116">R</text:span><text:span text:style-name="T114"> на М, якщо </text:span><text:span text:style-name="T116">a</text:span><text:span text:style-name="T114">R</text:span><text:span text:style-name="T7">+</text:span><text:span text:style-name="T19">b</text:span><text:span text:style-name="T114">, </text:span><text:span text:style-name="T116">де </text:span><text:span text:style-name="T114">а, </text:span><text:span text:style-name="T116">b</text:span><text:span text:style-name="T114"> </text:span><text:span text:style-name="T22">∈</text:span><text:span text:style-name="T114">М, тод</text:span><text:span text:style-name="T116">і</text:span><text:span text:style-name="T114"> й т</text:span><text:span text:style-name="T116">іл</text:span><text:span text:style-name="T114">ьки тод</text:span><text:span text:style-name="T116">і</text:span><text:span text:style-name="T114">, коли у множи</text:span><text:span text:style-name="T116">ні</text:span><text:span text:style-name="T114"> М </text:span><text:span text:style-name="T116">існ</text:span><text:span text:style-name="T114">у</text:span><text:span text:style-name="T116">є</text:span><text:span text:style-name="T114"> така посл</text:span><text:span text:style-name="T117">ід</text:span><text:span text:style-name="T114">ов</text:span><text:span text:style-name="T117">ні</text:span><text:span text:style-name="T114">сть елемен</text:span><text:span text:style-name="T117">ті</text:span><text:span text:style-name="T114">в а</text:span><text:span text:style-name="T4">1</text:span><text:span text:style-name="T114">, а</text:span><text:span text:style-name="T3">2</text:span><text:span text:style-name="T114">, ..., а</text:span><text:span text:style-name="T4">k</text:span><text:span text:style-name="T114">, що а</text:span><text:span text:style-name="T4">1</text:span><text:span text:style-name="T114"> = а, а</text:span><text:span text:style-name="T4">k</text:span><text:span text:style-name="T114"> = </text:span><text:span text:style-name="T74">b</text:span><text:span text:style-name="T114"> </text:span><text:span text:style-name="T117">і</text:span><text:span text:style-name="T114"> а</text:span><text:span text:style-name="T4">1</text:span><text:span text:style-name="T114">Rа</text:span><text:span text:style-name="T3">2</text:span><text:span text:style-name="T114">, а</text:span><text:span text:style-name="T4">2</text:span><text:span text:style-name="T114">Rа</text:span><text:span text:style-name="T4">3</text:span><text:span text:style-name="T114">, ..., <text:s/>а</text:span><text:span text:style-name="T4">k-1</text:span><text:span text:style-name="T114">Rа</text:span><text:span text:style-name="T4">k</text:span><text:span text:style-name="T20">. </text:span><text:span text:style-name="T114">Довести, що R</text:span><text:span text:style-name="T7">+</text:span><text:span text:style-name="T114"> = R</text:span><text:span text:style-name="T7">(1)</text:span><text:span text:style-name="T114">⋃R</text:span><text:span text:style-name="T7">(2)</text:span><text:span text:style-name="T114">⋃...⋃R</text:span><text:span text:style-name="T7">(k)</text:span><text:span text:style-name="T114">⋃..., де R</text:span><text:span text:style-name="T7">(k)</text:span><text:span text:style-name="T114">= R</text:span><text:span text:style-name="T22">○</text:span><text:span text:style-name="T114">...</text:span><text:span text:style-name="T22">○</text:span><text:span text:style-name="T114">R k разів.</text:span></text:p>
      <text:p text:style-name="P7"/>
      <text:p text:style-name="P21"><text:span text:style-name="T114">12) Довести, якщо f</text:span><text:span text:style-name="T22">⊆</text:span><text:span text:style-name="T114">А</text:span><text:span text:style-name="T22">⨯</text:span><text:span text:style-name="T114">В і g</text:span><text:span text:style-name="T22">⊆</text:span><text:span text:style-name="T114">B</text:span><text:span text:style-name="T22">⨯</text:span><text:span text:style-name="T114">C - всюди визначені відношення, то f</text:span><text:span text:style-name="T22">○</text:span><text:span text:style-name="T114">g</text:span><text:span text:style-name="T22">⊆</text:span><text:span text:style-name="T114">А</text:span><text:span text:style-name="T22">⨯</text:span><text:span text:style-name="T114">C - всюди визначене.</text:span></text:p>
      <text:p text:style-name="P1"/>
      <text:p text:style-name="P22"><text:soft-page-break/><text:span text:style-name="T114">13) Довести, що відношення f</text:span><text:span text:style-name="T22">⊆</text:span><text:span text:style-name="T114">А</text:span><text:span text:style-name="T22">⨯</text:span><text:span text:style-name="T114">В є сюр’єктивним відношенням тоді й тільки тоді, коли і</text:span><text:span text:style-name="T3">В</text:span><text:span text:style-name="T22">⊆</text:span><text:span text:style-name="T114">f</text:span><text:span text:style-name="T7">-1</text:span><text:span text:style-name="T22">○</text:span><text:span text:style-name="T114">f.</text:span></text:p>
      <text:p text:style-name="P1"/>
      <text:p text:style-name="P8">14) Нехай задані множини A = {a, b, c, d, e} і B = {1, 2, 3, 4, 5} та відношення між ними:</text:p>
      <text:p text:style-name="P8">C<text:span text:style-name="T130">1</text:span> = {(a, 2), (b, 3), (c, 4), (d, 1), (e, 5)},</text:p>
      <text:p text:style-name="P8">C<text:span text:style-name="T130">2</text:span> = {(a, 3), (b, 2), (c, 3), (e, 3)}, <text:s text:c="3"/></text:p>
      <text:p text:style-name="P8">C<text:span text:style-name="T130">3</text:span> = {(a, 2), (a, 5), (b, 1), (b, 5), (c, 2), (d, 3), (d, 5)}, </text:p>
      <text:p text:style-name="P8">C<text:span text:style-name="T130">4</text:span> = {(a, 2), (a, 3), (b, 1), (c, 4), (c, 5), (d, 1), (e, 2), (e, 4)}, <text:s text:c="3"/></text:p>
      <text:p text:style-name="P8">C<text:span text:style-name="T130">5</text:span> = {(a, 4), (b, 3), (c, 5), (d, 2), (e, 1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64">Довести, що для дов</text:span><text:span text:style-name="T65">іл</text:span><text:span text:style-name="T64">ьного в</text:span><text:span text:style-name="T65">ід</text:span><text:span text:style-name="T64">ношення екв</text:span><text:span text:style-name="T65">і</text:span><text:span text:style-name="T64">валентнос</text:span><text:span text:style-name="T65">ті</text:span><text:span text:style-name="T64"> </text:span><text:span text:style-name="T42">R</text:span><text:span text:style-name="T64"> наведе</text:span><text:span text:style-name="T65">ні</text:span><text:span text:style-name="T64"> твердження р</text:span><text:span text:style-name="T65">і</text:span><text:span text:style-name="T64">вносиль</text:span><text:span text:style-name="T65">ні</text:span><text:span text:style-name="T64">:</text:span></text:p>
      <text:p text:style-name="P10"><text:span text:style-name="T63">(а) (х, у)</text:span><text:span text:style-name="T66">∈</text:span><text:span text:style-name="T42">R; </text:span><text:span text:style-name="T34">(б)</text:span><text:span text:style-name="T42"> [x]</text:span><text:span text:style-name="T68">R</text:span><text:span text:style-name="T42"> </text:span><text:span text:style-name="T45">⋂</text:span><text:span text:style-name="T42"> [y]</text:span><text:span text:style-name="T68">R</text:span><text:span text:style-name="T42"> </text:span><text:span text:style-name="T64">≠</text:span><text:span text:style-name="T42"> </text:span><text:span text:style-name="T45">⊘</text:span><text:span text:style-name="T42">; </text:span><text:span text:style-name="T34">(в) </text:span><text:span text:style-name="T42">[x]</text:span><text:span text:style-name="T68">R</text:span><text:span text:style-name="T42"> = [y]</text:span><text:span text:style-name="T68">R</text:span><text:span text:style-name="T42">.</text:span></text:p>
      <text:p text:style-name="P1"/>
      <text:p text:style-name="P11">16) На множині А = {a, b, c, d} визначити частковий порядок з двома мінімальними і одним максимальним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5"><text:span text:style-name="T114">18) Нехай R і Q – часткові порядки на множині А. Довести, що R</text:span><text:span text:style-name="T22">⋂</text:span><text:span text:style-name="T114">Q - частковий порядок на А.</text:span></text:p>
      <text:p text:style-name="P12"/>
      <text:p text:style-name="P12">19) Побудувати відношення лінійного порядку на множині N<text:span text:style-name="T6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3"><text:span text:style-name="T114">23) Нехай А – довільна множина, f: A</text:span><text:span text:style-name="T126">→</text:span><text:span text:style-name="T22">β</text:span><text:span text:style-name="T114">(A) - відображення. Довести, що f(A)</text:span><text:span text:style-name="T126">≠</text:span><text:span text:style-name="T22">β</text:span><text:span text:style-name="T114">(A) і |f(A)|&lt;|</text:span><text:span text:style-name="T22">β</text:span><text:span text:style-name="T114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26">Знайти множини:</text:span></text:p>
      <text:p text:style-name="P23"><text:span text:style-name="T27">(а) {</text:span><text:span text:style-name="T29">⊘</text:span><text:span text:style-name="T27">} </text:span><text:span text:style-name="T29">⋂</text:span><text:span text:style-name="T27"> {</text:span><text:span text:style-name="T29">⊘</text:span><text:span text:style-name="T27">}; <text:s/></text:span></text:p>
      <text:p text:style-name="P23"><text:span text:style-name="T27">(б) {</text:span><text:span text:style-name="T29">⊘</text:span><text:span text:style-name="T27">, {</text:span><text:span text:style-name="T29">⊘</text:span><text:span text:style-name="T27">}} \ </text:span><text:span text:style-name="T29">⊘</text:span><text:span text:style-name="T27">; </text:span></text:p>
      <text:p text:style-name="P23"><text:span text:style-name="T27">(в) </text:span><text:span text:style-name="T29">⊘</text:span><text:span text:style-name="T27"> </text:span><text:span text:style-name="T29">⋂</text:span><text:span text:style-name="T27"> {</text:span><text:span text:style-name="T29">⊘</text:span><text:span text:style-name="T27">}; </text:span></text:p>
      <text:p text:style-name="P12"><text:span text:style-name="T26">(г) {</text:span><text:span text:style-name="T29">⊘</text:span><text:span text:style-name="T26">, {</text:span><text:span text:style-name="T29">⊘</text:span><text:span text:style-name="T26">}} \ {{</text:span><text:span text:style-name="T29">⊘</text:span><text:span text:style-name="T26">}}; </text:span></text:p>
      <text:p text:style-name="P12"><text:span text:style-name="T26">(д) </text:span><text:span text:style-name="T29">⊘</text:span><text:span text:style-name="T26">⋃{</text:span><text:span text:style-name="T29">⊘</text:span><text:span text:style-name="T26">}; </text:span></text:p>
      <text:p text:style-name="P12"><text:span text:style-name="T26">(е) {</text:span><text:span text:style-name="T29">⊘</text:span><text:span text:style-name="T26">, {</text:span><text:span text:style-name="T29">⊘</text:span><text:span text:style-name="T26">}} \ {</text:span><text:span text:style-name="T29">⊘</text:span><text:span text:style-name="T26">}.</text:span></text:p>
      <text:p text:style-name="P12"/>
      <text:p text:style-name="P12">26) <text:span text:style-name="T15">Нехай А = {а</text:span><text:span text:style-name="T1">1</text:span><text:span text:style-name="T15">, а</text:span><text:span text:style-name="T2">2</text:span><text:span text:style-name="T15">, ..., а</text:span><text:span text:style-name="T1">n</text:span><text:span text:style-name="T15">} — ск</text:span><text:span text:style-name="T16">ін</text:span><text:span text:style-name="T15">ченна множина, </text:span><text:span text:style-name="T16">що складається</text:span><text:span text:style-name="T15"> з </text:span><text:span text:style-name="T16">n </text:span><text:span text:style-name="T15">елемент</text:span><text:span text:style-name="T16">ів</text:span><text:span text:style-name="T15"> (|</text:span><text:span text:style-name="T16">А</text:span><text:span text:style-name="T15">| = </text:span><text:span text:style-name="T16">n</text:span><text:span text:style-name="T15">). </text:span><text:span text:style-name="T43">Довести,</text:span><text:span text:style-name="T15"> </text:span><text:span text:style-name="T16">що </text:span><text:span text:style-name="T15">к</text:span><text:span text:style-name="T16">іл</text:span><text:span text:style-name="T15">ь</text:span><text:span text:style-name="T16">кі</text:span><text:span text:style-name="T15">сть ус</text:span><text:span text:style-name="T16">і</text:span><text:span text:style-name="T15">х п</text:span><text:span text:style-name="T16">ід</text:span><text:span text:style-name="T15">множин множин</text:span><text:span text:style-name="T16">и А (її булеан </text:span><text:span text:style-name="T21">β</text:span><text:span text:style-name="T15">(A)</text:span><text:span text:style-name="T16">) </text:span><text:span text:style-name="T15">дор</text:span><text:span text:style-name="T16">і</text:span><text:span text:style-name="T15">вню</text:span><text:span text:style-name="T16">є</text:span><text:span text:style-name="T15"> 2</text:span><text:span text:style-name="T8">|</text:span><text:span text:style-name="T9">А</text:span><text:span text:style-name="T8">|</text:span><text:span text:style-name="T15">, тобто |</text:span><text:span text:style-name="T21">β</text:span><text:span text:style-name="T15">(A)|</text:span><text:span text:style-name="T16">=</text:span><text:span text:style-name="T15">2</text:span><text:span text:style-name="T8">|</text:span><text:span text:style-name="T9">А</text:span><text:span text:style-name="T8">|</text:span><text:span text:style-name="T15">.</text:span></text:p>
      <text:p text:style-name="P12"/>
      <text:p text:style-name="P12">27) <text:span text:style-name="T15">Встановити вза</text:span><text:span text:style-name="T17">є</text:span><text:span text:style-name="T15">мно-однозначну в</text:span><text:span text:style-name="T17">ід</text:span><text:span text:style-name="T15">пов</text:span><text:span text:style-name="T17">ід</text:span><text:span text:style-name="T15">н</text:span><text:span text:style-name="T17">іс</text:span><text:span text:style-name="T15">ть </text:span><text:span text:style-name="T17">мі</text:span><text:span text:style-name="T15">ж множиною натуральних чисел N </text:span><text:span text:style-name="T17">і</text:span><text:span text:style-name="T15"> множиною ц</text:span><text:span text:style-name="T44">іл</text:span><text:span text:style-name="T15">их чисел </text:span><text:span text:style-name="T17">Z.</text:span></text:p>
      <text:p text:style-name="P12"/>
      <text:p text:style-name="P42"><text:span text:style-name="T131">28) Довести, об’єднання </text:span><text:span text:style-name="T77">континуаль</text:span><text:span text:style-name="T131">ної сукупності континуальних множин має потужність континуум.</text:span></text:p>
      <text:p text:style-name="P12"/>
      <text:p text:style-name="P23"><text:span text:style-name="T114">29) </text:span><text:span text:style-name="T10">Чи правиль</text:span><text:span text:style-name="T11">ні</text:span><text:span text:style-name="T10"> та</text:span><text:span text:style-name="T11">кі</text:span><text:span text:style-name="T10"> твердження (</text:span><text:span text:style-name="T13">в</text:span><text:span text:style-name="T10">ідповідь обґрунтувати):</text:span></text:p>
      <text:p text:style-name="P28">(а) якщо А = В, то А ~ В;</text:p>
      <text:p text:style-name="P28"><text:soft-page-break/>(б) якщо А ~ В, то А = В.</text:p>
      <text:p text:style-name="P12"/>
      <text:p text:style-name="P12">30) <text:span text:style-name="T78">Довести, що якщо A та B — зліченні, то A</text:span><text:span text:style-name="T81">⨯</text:span><text:span text:style-name="T78">B — зліченн</text:span><text:span text:style-name="T82">а </text:span><text:span text:style-name="T78">множин</text:span><text:span text:style-name="T82">а</text:span><text:span text:style-name="T78">.</text:span></text:p>
      <text:p text:style-name="P12"/>
      <text:p text:style-name="P24"><text:span text:style-name="T41">31) </text:span><text:span text:style-name="T37">Побудувати найменше в</text:span><text:span text:style-name="T39">ід</text:span><text:span text:style-name="T37">ношення еквівалентност</text:span><text:span text:style-name="T39">і</text:span><text:span text:style-name="T37"> </text:span><text:span text:style-name="T39">Q</text:span><text:span text:style-name="T37"> на множи</text:span><text:span text:style-name="T39">ні </text:span><text:span text:style-name="T37">М = {1, 2, 3}, що включа</text:span><text:span text:style-name="T40">є</text:span><text:span text:style-name="T37"> задане в</text:span><text:span text:style-name="T40">ід</text:span><text:span text:style-name="T37">ношення К = {(2, </text:span><text:span text:style-name="T40">1</text:span><text:span text:style-name="T37">), (3, </text:span><text:span text:style-name="T40">2</text:span><text:span text:style-name="T37">)}.</text:span></text:p>
      <text:p text:style-name="P40"/>
      <text:p text:style-name="P27"><text:span text:style-name="T60">32) </text:span><text:span text:style-name="T54">Довести, що композиція </text:span><text:span text:style-name="T51">R</text:span><text:span text:style-name="T69">1</text:span><text:span text:style-name="T61">○</text:span><text:span text:style-name="T51">R</text:span><text:span text:style-name="T69">2</text:span><text:span text:style-name="T54"> транзитивних відношень </text:span><text:span text:style-name="T51">R</text:span><text:span text:style-name="T69">1</text:span><text:span text:style-name="T52"> </text:span><text:span text:style-name="T62">і</text:span><text:span text:style-name="T52"> </text:span><text:span text:style-name="T51">R</text:span><text:span text:style-name="T69">2</text:span><text:span text:style-name="T52"> </text:span><text:span text:style-name="T53">є</text:span><text:span text:style-name="T54"> транзитивним відношенням, якщо </text:span><text:span text:style-name="T51">R</text:span><text:span text:style-name="T69">1</text:span><text:span text:style-name="T61">○</text:span><text:span text:style-name="T51">R</text:span><text:span text:style-name="T69">2</text:span><text:span text:style-name="T55"> = </text:span><text:span text:style-name="T51">R</text:span><text:span text:style-name="T70">2</text:span><text:span text:style-name="T61">○</text:span><text:span text:style-name="T51">R</text:span><text:span text:style-name="T70">1</text:span><text:span text:style-name="T54">. Чи вірне обернене твердження? (Відповідь обґрунтувати).</text:span></text:p>
      <text:p text:style-name="P37"/>
      <text:p text:style-name="P25"><text:span text:style-name="T60">33) </text:span><text:span text:style-name="T56">Нехай </text:span><text:span text:style-name="T48">≤</text:span><text:span text:style-name="T56"> </text:span><text:span text:style-name="T57">i</text:span><text:span text:style-name="T56"> &lt; — традиц</text:span><text:span text:style-name="T57">ійні</text:span><text:span text:style-name="T56"> в</text:span><text:span text:style-name="T57">ід</text:span><text:span text:style-name="T56">ношення порядку на множи</text:span><text:span text:style-name="T57">ні</text:span><text:span text:style-name="T56"> натуральних чи</text:span><text:span text:style-name="T57">сел N. Довести, що </text:span></text:p>
      <text:p text:style-name="P26"><text:span text:style-name="T47">≤</text:span><text:span text:style-name="T52">○</text:span><text:span text:style-name="T47">≥ = N</text:span><text:span text:style-name="T73">2</text:span><text:span text:style-name="T47">.</text:span></text:p>
      <text:p text:style-name="P41"/>
      <text:p text:style-name="P41"><text:span text:style-name="T132">34) </text:span>Довести, що будь-яка непорожня скінченна частково впорядкована множина А містить мінімальний і максимальний елементи.</text:p>
      <text:p text:style-name="P35"/>
      <text:p text:style-name="P23"><text:span text:style-name="T105">35) </text:span><text:span text:style-name="T102">Довести, що об’</text:span><text:span text:style-name="T103">є</text:span><text:span text:style-name="T102">днання </text:span><text:span text:style-name="T103">f</text:span><text:span text:style-name="T111">1</text:span><text:span text:style-name="T102">⋃</text:span><text:span text:style-name="T103">f</text:span><text:span text:style-name="T111">2</text:span><text:span text:style-name="T102"> двох в</text:span><text:span text:style-name="T103">ідо</text:span><text:span text:style-name="T102">бражень </text:span><text:span text:style-name="T103">f</text:span><text:span text:style-name="T111">1</text:span><text:span text:style-name="T102"> </text:span><text:span text:style-name="T103">і f</text:span><text:span text:style-name="T111">2 <text:s/></text:span><text:span text:style-name="T102">з </text:span><text:span text:style-name="T103">А</text:span><text:span text:style-name="T102"> в В буде в</text:span><text:span text:style-name="T103">ід</text:span><text:span text:style-name="T102">ображенням </text:span><text:span text:style-name="T103">з</text:span><text:span text:style-name="T102"> А </text:span><text:span text:style-name="T104">в </text:span><text:span text:style-name="T102">В тод</text:span><text:span text:style-name="T103">і</text:span><text:span text:style-name="T102"> й т</text:span><text:span text:style-name="T103">іл</text:span><text:span text:style-name="T102">ьки тод</text:span><text:span text:style-name="T103">і</text:span><text:span text:style-name="T102">, коли <text:s/></text:span><text:span text:style-name="T103">f</text:span><text:span text:style-name="T111">1</text:span><text:span text:style-name="T102"> </text:span><text:span text:style-name="T108">=</text:span><text:span text:style-name="T102"> </text:span><text:span text:style-name="T103">f</text:span><text:span text:style-name="T111">2</text:span><text:span text:style-name="T103">.</text:span></text:p>
      <text:p text:style-name="P34"/>
      <text:p text:style-name="P23"><text:span text:style-name="T76">36) </text:span><text:span text:style-name="T75">За яких умов виконуються рівності</text:span><text:span text:style-name="T114">: (а) (А \ В)⋃В = А; (</text:span><text:span text:style-name="T120">б</text:span><text:span text:style-name="T114">) </text:span><text:span text:style-name="T120">A \ B = В \ А</text:span><text:span text:style-name="T28">?</text:span></text:p>
      <text:p text:style-name="P12"/>
      <text:p text:style-name="P23"><text:span text:style-name="T93">37) </text:span><text:span text:style-name="T87">Довести, </text:span><text:span text:style-name="T78">що скінченні множини еквівалентні тоді і тільки тоді, коли кількість їх елементів співпадає.</text:span></text:p>
      <text:p text:style-name="P43"/>
      <text:p text:style-name="P44"><text:span text:style-name="T86">38) </text:span><text:span text:style-name="T78">Чи можна накреслити на площи</text:span><text:span text:style-name="T96">ні</text:span><text:span text:style-name="T78"> континуальну множину л</text:span><text:span text:style-name="T80">і</text:span><text:span text:style-name="T78">тер Г, жод</text:span><text:span text:style-name="T80">ні </text:span><text:span text:style-name="T78">дв</text:span><text:span text:style-name="T80">і</text:span><text:span text:style-name="T78"> з яких не перетинаються? </text:span><text:span text:style-name="T83">(Відповідь обґрунтувати).</text:span></text:p>
      <text:p text:style-name="P43"/>
      <text:p text:style-name="P27"><text:span text:style-name="T60">39) </text:span><text:span text:style-name="T58">Якою </text:span><text:span text:style-name="T59">є</text:span><text:span text:style-name="T58"> потуж</text:span><text:span text:style-name="T59">ні</text:span><text:span text:style-name="T58">сть множини усіх функ</text:span><text:span text:style-name="T59">ці</text:span><text:span text:style-name="T58">й типу </text:span><text:span text:style-name="T59">N</text:span><text:span text:style-name="T50">→</text:span><text:span text:style-name="T58">{0, 1}? (Відповідь обґрунтувати).</text:span></text:p>
      <text:p text:style-name="P39"/>
      <text:p text:style-name="P47"><text:span text:style-name="T33">40) </text:span><text:span text:style-name="T30">Показати</text:span><text:span text:style-name="T31">, </text:span><text:span text:style-name="T30">що</text:span><text:span text:style-name="T31"> функціональність </text:span><text:span text:style-name="T32">відповідності</text:span><text:span text:style-name="T31"> не є інваріантн</text:span><text:span text:style-name="T32">ою</text:span><text:span text:style-name="T31"> відносно об'єднання.</text:span></text:p>
      <text:p text:style-name="P48"/>
      <text:p text:style-name="P44"><text:span text:style-name="T85">41) </text:span><text:span text:style-name="T83">Довести, що множина вс</text:span><text:span text:style-name="T84">і</text:span><text:span text:style-name="T83">х ск</text:span><text:span text:style-name="T84">ін</text:span><text:span text:style-name="T83">ченних п</text:span><text:span text:style-name="T84">ід</text:span><text:span text:style-name="T83">множин зл</text:span><text:span text:style-name="T95">і</text:span><text:span text:style-name="T83">ченно</text:span><text:span text:style-name="T84">ї</text:span><text:span text:style-name="T83"> множини — зл</text:span><text:span text:style-name="T84">і</text:span><text:span text:style-name="T83">ченна.</text:span></text:p>
      <text:p text:style-name="P13"/>
      <text:p text:style-name="P24"><text:span text:style-name="T14">42) </text:span><text:span text:style-name="T10">Довести, що множина в</text:span><text:span text:style-name="T12">сі</text:span><text:span text:style-name="T10">х зл</text:span><text:span text:style-name="T12">і</text:span><text:span text:style-name="T10">ченних посл</text:span><text:span text:style-name="T35">ід</text:span><text:span text:style-name="T10">овностей натуральних чисел ма</text:span><text:span text:style-name="T12">є</text:span><text:span text:style-name="T10"> потуж</text:span><text:span text:style-name="T35">ні</text:span><text:span text:style-name="T10">сть континуум.</text:span></text:p>
      <text:p text:style-name="P29"/>
      <text:p text:style-name="P24"><text:span text:style-name="T93">43) </text:span><text:span text:style-name="T89">Число, яке не </text:span><text:span text:style-name="T90">є</text:span><text:span text:style-name="T89"> коренем жодного многочлена з ра</text:span><text:span text:style-name="T90">ці</text:span><text:span text:style-name="T89">ональними коеф</text:span><text:span text:style-name="T97">іці</text:span><text:span text:style-name="T98">є</text:span><text:span text:style-name="T89">нтами, назива</text:span><text:span text:style-name="T90">є</text:span><text:span text:style-name="T89">ться трансцендентним. </text:span><text:span text:style-name="T90">Довести, що м</text:span><text:span text:style-name="T89">ножина в</text:span><text:span text:style-name="T90">сі</text:span><text:span text:style-name="T89">х трансцендентних чисел континуальна.</text:span></text:p>
      <text:p text:style-name="P31"/>
      <text:p text:style-name="P24"><text:span text:style-name="T93">44) </text:span><text:span text:style-name="T89">Побудувати взаємно-однозначну відповідність між точками довільн</text:span><text:span text:style-name="T99">их двох</text:span><text:span text:style-name="T89"> відрізк</text:span><text:span text:style-name="T91">ів</text:span><text:span text:style-name="T89"> </text:span><text:span text:style-name="T88">[</text:span><text:span text:style-name="T89">а, </text:span><text:span text:style-name="T88">b] </text:span><text:span text:style-name="T89">i </text:span><text:span text:style-name="T88">[</text:span><text:span text:style-name="T91">c</text:span><text:span text:style-name="T89">, </text:span><text:span text:style-name="T91">d</text:span><text:span text:style-name="T88">].</text:span></text:p>
      <text:p text:style-name="P32"/>
      <text:p text:style-name="P44"><text:span text:style-name="T86">45) </text:span><text:span text:style-name="T79">Довести, що м</text:span><text:span text:style-name="T78">ножина в</text:span><text:span text:style-name="T79">сі</text:span><text:span text:style-name="T78">х п</text:span><text:span text:style-name="T79">ід</text:span><text:span text:style-name="T78">множин зл</text:span><text:span text:style-name="T79">і</text:span><text:span text:style-name="T78">ченно</text:span><text:span text:style-name="T79">ї</text:span><text:span text:style-name="T78"> множини А ма</text:span><text:span text:style-name="T79">є </text:span><text:span text:style-name="T78">потуж</text:span><text:span text:style-name="T79">ні</text:span><text:span text:style-name="T78">сть континуум.</text:span></text:p>
      <text:p text:style-name="P30"/>
      <text:p text:style-name="P24"><text:span text:style-name="T93">46) </text:span><text:span text:style-name="T89">Встановити вза</text:span><text:span text:style-name="T88">є</text:span><text:span text:style-name="T89">мно-однозначну в</text:span><text:span text:style-name="T88">ід</text:span><text:span text:style-name="T89">пов</text:span><text:span text:style-name="T88">ід</text:span><text:span text:style-name="T100">ні</text:span><text:span text:style-name="T89">сть </text:span><text:span text:style-name="T100">мі</text:span><text:span text:style-name="T89">ж точками квадрата </text:span><text:span text:style-name="T88">[</text:span><text:span text:style-name="T89">а, </text:span><text:span text:style-name="T88">b]</text:span><text:span text:style-name="T94">⨯</text:span><text:span text:style-name="T88">[</text:span><text:span text:style-name="T89">а, </text:span><text:span text:style-name="T88">b]</text:span><text:span text:style-name="T89"> та площини.</text:span></text:p>
      <text:p text:style-name="P31"/>
      <text:p text:style-name="P24"><text:span text:style-name="T93">47) </text:span><text:span text:style-name="T88">Довести, що для дов</text:span><text:span text:style-name="T92">іл</text:span><text:span text:style-name="T88">ьних в</text:span><text:span text:style-name="T92">ід</text:span><text:span text:style-name="T88">ношень </text:span><text:span text:style-name="T99">R</text:span><text:span text:style-name="T109">1</text:span><text:span text:style-name="T106"> </text:span><text:span text:style-name="T107">і </text:span><text:span text:style-name="T99">R</text:span><text:span text:style-name="T109">2</text:span><text:span text:style-name="T88"> викону</text:span><text:span text:style-name="T92">є</text:span><text:span text:style-name="T88">ться <text:s/>(</text:span><text:span text:style-name="T99">R</text:span><text:span text:style-name="T109">1</text:span><text:span text:style-name="T106">○</text:span><text:span text:style-name="T99">R</text:span><text:span text:style-name="T109">2</text:span><text:span text:style-name="T92">)</text:span><text:span text:style-name="T113">-1</text:span><text:span text:style-name="T92"> </text:span><text:span text:style-name="T88">= </text:span><text:span text:style-name="T99">R</text:span><text:span text:style-name="T110">2</text:span><text:span text:style-name="T112">-1</text:span><text:span text:style-name="T106">○</text:span><text:span text:style-name="T99">R</text:span><text:span text:style-name="T110">1</text:span><text:span text:style-name="T112">-1</text:span><text:span text:style-name="T101">.</text:span></text:p>
      <text:p text:style-name="P33"/>
      <text:p text:style-name="P24"><text:span text:style-name="T41">48) </text:span><text:span text:style-name="T37">Довести, що об’</text:span><text:span text:style-name="T39">є</text:span><text:span text:style-name="T37">днання </text:span><text:span text:style-name="T36">R</text:span><text:span text:style-name="T67">1</text:span><text:span text:style-name="T37">⋃</text:span><text:span text:style-name="T36">R</text:span><text:span text:style-name="T67">2</text:span><text:span text:style-name="T37"> двох еквівалентностей </text:span><text:span text:style-name="T36">R</text:span><text:span text:style-name="T67">1</text:span><text:span text:style-name="T37"> </text:span><text:span text:style-name="T46">і</text:span><text:span text:style-name="T37"> </text:span><text:span text:style-name="T36">R</text:span><text:span text:style-name="T67">2</text:span><text:span text:style-name="T37"> </text:span><text:span text:style-name="T38">є</text:span><text:span text:style-name="T37"> екв</text:span><text:span text:style-name="T38">і</text:span><text:span text:style-name="T37">валентн</text:span><text:span text:style-name="T38">і</text:span><text:span text:style-name="T37">стю тод</text:span><text:span text:style-name="T38">і</text:span><text:span text:style-name="T37"> й т</text:span><text:span text:style-name="T38">іл</text:span><text:span text:style-name="T37">ьки т</text:span><text:span text:style-name="T38">о</text:span><text:span text:style-name="T37">д</text:span><text:span text:style-name="T38">і</text:span><text:span text:style-name="T37">, коли </text:span><text:span text:style-name="T36">R</text:span><text:span text:style-name="T67">1</text:span><text:span text:style-name="T37">⋃</text:span><text:span text:style-name="T36">R</text:span><text:span text:style-name="T67">2</text:span><text:span text:style-name="T37"> = </text:span><text:span text:style-name="T36">R</text:span><text:span text:style-name="T67">1</text:span><text:span text:style-name="T37">○</text:span><text:span text:style-name="T36">R</text:span><text:span text:style-name="T67">2</text:span><text:span text:style-name="T37">.</text:span></text:p>
      <text:p text:style-name="P36"/>
      <text:p text:style-name="P24"><text:span text:style-name="T41">49) </text:span><text:span text:style-name="T37">Довести, що для дов</text:span><text:span text:style-name="T38">іл</text:span><text:span text:style-name="T37">ьного в</text:span><text:span text:style-name="T38">ід</text:span><text:span text:style-name="T37">ношення екв</text:span><text:span text:style-name="T38">і</text:span><text:span text:style-name="T37">валентнос</text:span><text:span text:style-name="T38">ті </text:span><text:span text:style-name="T36">R</text:span><text:span text:style-name="T37"> викону</text:span><text:span text:style-name="T38">є</text:span><text:span text:style-name="T37">ться р</text:span><text:span text:style-name="T38">і</text:span><text:span text:style-name="T37">вн</text:span><text:span text:style-name="T38">і</text:span><text:span text:style-name="T37">сть </text:span><text:span text:style-name="T36">R</text:span><text:span text:style-name="T45">○</text:span><text:span text:style-name="T36">R</text:span><text:span text:style-name="T37"> = </text:span><text:span text:style-name="T36">R</text:span><text:span text:style-name="T37">.</text:span></text:p>
      <text:p text:style-name="P36"/>
      <text:p text:style-name="P27"><text:soft-page-break/><text:span text:style-name="T60">50) </text:span><text:span text:style-name="T52">Довести, що компози</text:span><text:span text:style-name="T53">ці</text:span><text:span text:style-name="T52">я </text:span><text:span text:style-name="T51">R</text:span><text:span text:style-name="T69">1</text:span><text:span text:style-name="T52">○</text:span><text:span text:style-name="T51">R</text:span><text:span text:style-name="T69">2</text:span><text:span text:style-name="T52"> двох еквівалентностей </text:span><text:span text:style-name="T51">R</text:span><text:span text:style-name="T69">1</text:span><text:span text:style-name="T52"> </text:span><text:span text:style-name="T62">і</text:span><text:span text:style-name="T52"> </text:span><text:span text:style-name="T51">R</text:span><text:span text:style-name="T69">2</text:span><text:span text:style-name="T52"> </text:span><text:span text:style-name="T53">є</text:span><text:span text:style-name="T52"> екв</text:span><text:span text:style-name="T53">і</text:span><text:span text:style-name="T52">валент</text:span><text:span text:style-name="T53">ні</text:span><text:span text:style-name="T52">стю, якщо </text:span><text:span text:style-name="T51">R</text:span><text:span text:style-name="T69">1</text:span><text:span text:style-name="T52">○</text:span><text:span text:style-name="T51">R</text:span><text:span text:style-name="T69">2 </text:span><text:span text:style-name="T54">=</text:span><text:span text:style-name="T52"> </text:span><text:span text:style-name="T51">R</text:span><text:span text:style-name="T69">1</text:span><text:span text:style-name="T52">⋃</text:span><text:span text:style-name="T51">R</text:span><text:span text:style-name="T69">2</text:span><text:span text:style-name="T52">. </text:span><text:span text:style-name="T54">Чи вірне обернене твердження? (Відповідь обґрунтувати).</text:span></text:p>
      <text:p text:style-name="P38"/>
      <text:p text:style-name="P27"><text:span text:style-name="T60">51) </text:span><text:span text:style-name="T52">Нехай </text:span><text:span text:style-name="T51">R</text:span><text:span text:style-name="T52"> — транзитивне в</text:span><text:span text:style-name="T56">ід</text:span><text:span text:style-name="T52">ношення на множи</text:span><text:span text:style-name="T56">ні</text:span><text:span text:style-name="T52"> М. Довести, що </text:span><text:span text:style-name="T51">R</text:span><text:span text:style-name="T52"> </text:span><text:span text:style-name="T56">є</text:span><text:span text:style-name="T52"> частковим порядком на </text:span><text:span text:style-name="T56">М</text:span><text:span text:style-name="T52"> тод</text:span><text:span text:style-name="T56">і</text:span><text:span text:style-name="T52"> й </text:span><text:span text:style-name="T56">ті</text:span><text:span text:style-name="T52">льки тод</text:span><text:span text:style-name="T56">і</text:span><text:span text:style-name="T52">, коли </text:span><text:span text:style-name="T56">R</text:span><text:span text:style-name="T49">⋂</text:span><text:span text:style-name="T56">R</text:span><text:span text:style-name="T72">-1 </text:span><text:span text:style-name="T56">= i</text:span><text:span text:style-name="T71">A</text:span><text:span text:style-name="T56">.</text:span></text:p>
      <text:p text:style-name="P40"/>
      <text:p text:style-name="P46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ebdings" svg:font-family="Webdings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1" svg:font-family="Symbola"/>
    <style:font-face style:name="utkal1" svg:font-family="utkal"/>
    <style:font-face style:name="Times New Roman1" svg:font-family="'Times New Roman'" style:font-family-generic="roman"/>
    <style:font-face style:name="Tlwg Typo" svg:font-family="'Tlwg Typo'" style:font-pitch="fixed"/>
    <style:font-face style:name="TlwgMono" svg:font-family="TlwgMono" style:font-pitch="fixed"/>
    <style:font-face style:name="Ubuntu Mono" svg:font-family="'Ubuntu Mono'" style:font-pitch="fixed"/>
    <style:font-face style:name="Calibri" svg:font-family="Calibri" style:font-pitch="variable"/>
    <style:font-face style:name="Courier New" svg:font-family="'Courier New'" style:font-pitch="variable"/>
    <style:font-face style:name="STIXSizeFourSym" svg:font-family="STIXSizeFourSym" style:font-pitch="variable"/>
    <style:font-face style:name="STIXSizeOneSym" svg:font-family="STIXSizeOneSym" style:font-pitch="variable"/>
    <style:font-face style:name="STIXSizeThreeSym" svg:font-family="STIXSizeThreeSym" style:font-pitch="variable"/>
    <style:font-face style:name="STIXSizeTwoSym" svg:font-family="STIXSizeTwoSym" style:font-pitch="variable"/>
    <style:font-face style:name="STIXVariants" svg:font-family="STIXVariants" style:font-pitch="variable"/>
    <style:font-face style:name="Suruma" svg:font-family="Suruma" style:font-pitch="variable"/>
    <style:font-face style:name="Symbola" svg:font-family="Symbola" style:font-pitch="variable"/>
    <style:font-face style:name="Tibetan Machine Uni" svg:font-family="'Tibetan Machine Uni'" style:font-pitch="variable"/>
    <style:font-face style:name="Tlwg Typist" svg:font-family="'Tlwg Typist'" style:font-pitch="variable"/>
    <style:font-face style:name="URW Bookman" svg:font-family="'URW Bookman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mpush" svg:font-family="Umpush" style:font-pitch="variable"/>
    <style:font-face style:name="Uroob" svg:font-family="Uroob" style:font-pitch="variable"/>
    <style:font-face style:name="Vemana2000" svg:font-family="Vemana2000" style:font-pitch="variable"/>
    <style:font-face style:name="Waree" svg:font-family="Waree" style:font-pitch="variable"/>
    <style:font-face style:name="Yrsa" svg:font-family="Yrsa" style:font-pitch="variable"/>
    <style:font-face style:name="Z003" svg:font-family="Z003" style:font-pitch="variable"/>
    <style:font-face style:name="utkal" svg:font-family="utkal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rebuchet MS" svg:font-family="'Trebuchet MS'" style:font-family-generic="swiss" style:font-pitch="variable"/>
    <style:font-face style:name="URW Gothic" svg:font-family="'URW Gothic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1-11-07T23:42:04.149552456</dc:date>
    <meta:editing-cycles>29</meta:editing-cycles>
    <meta:editing-duration>PT9H26M39S</meta:editing-duration>
    <meta:generator>LibreOffice/6.4.7.2$Linux_X86_64 LibreOffice_project/40$Build-2</meta:generator>
    <meta:document-statistic meta:table-count="0" meta:image-count="0" meta:object-count="0" meta:page-count="4" meta:paragraph-count="91" meta:word-count="1114" meta:character-count="6422" meta:non-whitespace-character-count="5362"/>
  </office:meta>
</office:document-meta>
</file>